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14%" fo:text-align="center" style:justify-single-word="false" fo:orphans="2" fo:widows="2" fo:padding="0cm" fo:border="none" fo:keep-with-next="always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/>
    </style:style>
    <style:style style:name="P2" style:family="paragraph" style:parent-style-name="Text_20_body">
      <style:paragraph-properties fo:line-height="114%" fo:text-align="start" style:justify-single-word="false" fo:orphans="2" fo:widows="2"/>
      <style:text-properties fo:color="#000000" style:font-name="Arial" fo:font-size="11pt"/>
    </style:style>
    <style:style style:name="P3" style:family="paragraph" style:parent-style-name="Text_20_body">
      <style:paragraph-properties fo:line-height="114%" fo:text-align="start" style:justify-single-word="false" fo:orphans="2" fo:widows="2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" style:family="paragraph" style:parent-style-name="Text_20_body" style:list-style-name="L1">
      <style:paragraph-properties fo:margin-left="1.27cm" fo:margin-right="0cm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style:paragraph-properties fo:margin-left="1.27cm" fo:margin-right="0cm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5">
      <style:paragraph-properties fo:margin-left="1.27cm" fo:margin-right="0cm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7">
      <style:paragraph-properties fo:margin-left="1.27cm" fo:margin-right="0cm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2">
      <style:paragraph-properties fo:margin-left="2.54cm" fo:margin-right="0cm" fo:margin-top="0cm" fo:margin-bottom="0cm" loext:contextual-spacing="false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4">
      <style:paragraph-properties fo:margin-left="2.54cm" fo:margin-right="0cm" fo:margin-top="0cm" fo:margin-bottom="0cm" loext:contextual-spacing="false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6">
      <style:paragraph-properties fo:margin-left="2.54cm" fo:margin-right="0cm" fo:margin-top="0cm" fo:margin-bottom="0cm" loext:contextual-spacing="false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8">
      <style:paragraph-properties fo:margin-left="2.54cm" fo:margin-right="0cm" fo:margin-top="0cm" fo:margin-bottom="0cm" loext:contextual-spacing="false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2" style:family="paragraph" style:parent-style-name="Text_20_body" style:list-style-name="L2">
      <style:paragraph-properties fo:margin-left="2.54cm" fo:margin-right="0cm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4">
      <style:paragraph-properties fo:margin-left="2.54cm" fo:margin-right="0cm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6">
      <style:paragraph-properties fo:margin-left="2.54cm" fo:margin-right="0cm" fo:line-height="114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8">
      <style:paragraph-properties fo:margin-left="2.54cm" fo:margin-right="0cm" fo:line-height="114%" fo:text-align="start" style:justify-single-word="false" fo:orphans="2" fo:widows="2" fo:text-indent="0cm" style:auto-text-indent="false"/>
      <style:text-properties fo:color="#000000" style:font-name="Arial" fo:font-size="11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3" style:family="text">
      <style:text-properties fo:font-size="14pt" fo:font-weight="bold"/>
    </style:style>
    <style:style style:name="T4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h.n7bww7g70ipk"/>Winter 2021 - Shopify<text:line-break/>Developer Intern Challenge Question</text:h>
      <text:p text:style-name="P2">You can save your work in a text file, link, etc. and have it ready with you for your technical interview (you can also add it on GitHub). </text:p>
      <text:p text:style-name="P2"><text:span text:style-name="T3">TASK</text:span><text:span text:style-name="T1">: </text:span><text:span text:style-name="T2">Build an image repository.</text:span></text:p>
      <text:p text:style-name="P3">You can tackle this challenge using any technology you want. This is an open-ended task.</text:p>
      <text:p text:style-name="P2">Please provide brief instructions on how to use your application.<text:line-break/><text:line-break/><text:span text:style-name="T3">Extra Information:</text:span> <text:span text:style-name="T2">You can, if you wish, use frameworks, libraries and external dependencies to help you get faster to the parts you are interested in building, if this helps you; or start from scratch.</text:span></text:p>
      <text:p text:style-name="P2">Please focus on what interests you the most. If you need inspiration, here are examples of what you can work on. <text:span text:style-name="T4">IF you work on these ideas, we recommend choosing only one or two.</text:span></text:p>
      <text:p text:style-name="P3">Ideas:</text:p>
      <text:list xml:id="list520872917" text:style-name="L1">
        <text:list-item>
          <text:p text:style-name="P4">SEARCH function</text:p>
        </text:list-item>
      </text:list>
      <text:list xml:id="list4073141976" text:style-name="L2">
        <text:list-item>
          <text:p text:style-name="P8">from characteristics of the images</text:p>
        </text:list-item>
        <text:list-item>
          <text:p text:style-name="P8">from text</text:p>
        </text:list-item>
        <text:list-item>
          <text:p text:style-name="P12">from an image (search for similar images)</text:p>
        </text:list-item>
      </text:list>
      <text:list xml:id="list436489186" text:style-name="L3">
        <text:list-item>
          <text:p text:style-name="P5">ADD image(s) to the repository</text:p>
        </text:list-item>
      </text:list>
      <text:list xml:id="list3257772371" text:style-name="L4">
        <text:list-item>
          <text:p text:style-name="P9">one / bulk / enormous amount of images</text:p>
        </text:list-item>
        <text:list-item>
          <text:p text:style-name="P9">private or public (permissions)</text:p>
        </text:list-item>
        <text:list-item>
          <text:p text:style-name="P13">secure uploading and stored images</text:p>
        </text:list-item>
      </text:list>
      <text:list xml:id="list4294702616" text:style-name="L5">
        <text:list-item>
          <text:p text:style-name="P6">DELETE image(s)</text:p>
        </text:list-item>
      </text:list>
      <text:list xml:id="list4234088097" text:style-name="L6">
        <text:list-item>
          <text:p text:style-name="P10">one / bulk / selected / all images</text:p>
        </text:list-item>
        <text:list-item>
          <text:p text:style-name="P10">Prevent a user deleting images from another user (access control)</text:p>
        </text:list-item>
        <text:list-item>
          <text:p text:style-name="P14">secure deletion of images</text:p>
        </text:list-item>
      </text:list>
      <text:list xml:id="list332527212" text:style-name="L7">
        <text:list-item>
          <text:p text:style-name="P7">SELL/BUY images</text:p>
        </text:list-item>
      </text:list>
      <text:list xml:id="list426098921" text:style-name="L8">
        <text:list-item>
          <text:p text:style-name="P11">ability to manage inventory</text:p>
        </text:list-item>
        <text:list-item>
          <text:p text:style-name="P11">set price</text:p>
        </text:list-item>
        <text:list-item>
          <text:p text:style-name="P11">discounts</text:p>
        </text:list-item>
        <text:list-item>
          <text:p text:style-name="P15">handle money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2T10:43:59.194000000</meta:creation-date>
    <dc:date>2020-09-12T10:44:25.865000000</dc:date>
    <meta:editing-duration>PT27S</meta:editing-duration>
    <meta:editing-cycles>1</meta:editing-cycles>
    <meta:document-statistic meta:table-count="0" meta:image-count="0" meta:object-count="0" meta:page-count="1" meta:paragraph-count="24" meta:word-count="225" meta:character-count="1230" meta:non-whitespace-character-count="1044"/>
    <meta:generator>LibreOffice/6.4.5.2$Windows_X86_64 LibreOffice_project/a726b36747cf2001e06b58ad5db1aa3a9a1872d6</meta:generator>
  </office:meta>
</office:document-meta>
</file>